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59.9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49.28mm"/>
    </style:style>
    <style:style style:name="co9" style:family="table-column">
      <style:table-column-properties fo:break-before="auto" style:column-width="55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3">
      <style:table-cell-properties fo:border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99pt groove #000000" fo:border-right="0.99pt groove #000000" fo:border-top="0.99pt groov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0" style:family="table-cell" style:parent-style-name="Default" style:data-style-name="N3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13"/>
          <table:table-cell table:style-name="ce18"/>
          <table:table-cell table:style-name="ce1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Aleatório)</text:p>
          </table:table-cell>
          <table:covered-table-cell table:number-columns-repeated="2"/>
          <table:covered-table-cell table:style-name="ce1"/>
          <table:covered-table-cell table:style-name="ce3"/>
          <table:table-cell table:style-name="ce16"/>
          <table:table-cell table:style-name="ce21" office:value-type="string" calcext:value-type="string" table:number-columns-spanned="5" table:number-rows-spanned="1">
            <text:p>HEAPSORT(Aleatório)</text:p>
          </table:table-cell>
          <table:covered-table-cell table:number-columns-repeated="2" table:style-name="ce25"/>
          <table:covered-table-cell table:style-name="ce28"/>
          <table:covered-table-cell table:style-name="ce31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  <table:table-cell table:style-name="ce16"/>
          <table:table-cell table:style-name="ce22" office:value-type="string" calcext:value-type="string">
            <text:p>TEMPO 1 (MINUTOS)</text:p>
          </table:table-cell>
          <table:table-cell table:style-name="ce26" office:value-type="string" calcext:value-type="string">
            <text:p>TEMPO 2 (MINUTOS)</text:p>
          </table:table-cell>
          <table:table-cell table:style-name="ce20" office:value-type="string" calcext:value-type="string">
            <text:p>TEMPO 3 (MINUTOS)</text:p>
          </table:table-cell>
          <table:table-cell table:style-name="ce20" office:value-type="string" calcext:value-type="string">
            <text:p>TAMANHO</text:p>
          </table:table-cell>
          <table:table-cell table:style-name="ce32" office:value-type="string" calcext:value-type="string">
            <text:p>TEMPO(MINUTOS)</text:p>
          </table:table-cell>
        </table:table-row>
        <table:table-row table:style-name="ro2">
          <table:table-cell/>
          <table:table-cell table:formula="of:=7/60" office:value-type="float" office:value="0.116666666666667" calcext:value-type="float">
            <text:p>0,1166666667</text:p>
          </table:table-cell>
          <table:table-cell table:formula="of:=7/60" office:value-type="float" office:value="0.116666666666667" calcext:value-type="float">
            <text:p>0,1166666667</text:p>
          </table:table-cell>
          <table:table-cell table:formula="of:=7/60" office:value-type="float" office:value="0.116666666666667" calcext:value-type="float">
            <text:p>0,1166666667</text:p>
          </table:table-cell>
          <table:table-cell office:value-type="float" office:value="10000000" calcext:value-type="float">
            <text:p>10.000.000</text:p>
          </table:table-cell>
          <table:table-cell table:style-name="ce3" table:formula="of:=SUM([.B4:.D4])/3" office:value-type="float" office:value="0.116666666666667" calcext:value-type="float">
            <text:p>0,1166666667</text:p>
          </table:table-cell>
          <table:table-cell table:style-name="ce16"/>
          <table:table-cell table:style-name="ce23" table:formula="of:=7/60" office:value-type="float" office:value="0.116666666666667" calcext:value-type="float">
            <text:p>0,1166666667</text:p>
          </table:table-cell>
          <table:table-cell table:style-name="ce17" table:formula="of:=7/60" office:value-type="float" office:value="0.116666666666667" calcext:value-type="float">
            <text:p>0,1166666667</text:p>
          </table:table-cell>
          <table:table-cell table:style-name="ce17" table:formula="of:=7/60" office:value-type="float" office:value="0.116666666666667" calcext:value-type="float">
            <text:p>0,1166666667</text:p>
          </table:table-cell>
          <table:table-cell table:style-name="ce29" office:value-type="float" office:value="10000000" calcext:value-type="float">
            <text:p>10.000.000</text:p>
          </table:table-cell>
          <table:table-cell table:style-name="ce33" table:formula="of:=SUM([.H4:.J4])/3" office:value-type="float" office:value="0.116666666666667" calcext:value-type="float">
            <text:p>0,1166666667</text:p>
          </table:table-cell>
        </table:table-row>
        <table:table-row table:style-name="ro2">
          <table:table-cell/>
          <table:table-cell table:formula="of:=78/60" office:value-type="float" office:value="1.3" calcext:value-type="float">
            <text:p>1,3</text:p>
          </table:table-cell>
          <table:table-cell table:formula="of:=78/60" office:value-type="float" office:value="1.3" calcext:value-type="float">
            <text:p>1,3</text:p>
          </table:table-cell>
          <table:table-cell table:formula="of:=78/60" office:value-type="float" office:value="1.3" calcext:value-type="float">
            <text:p>1,3</text:p>
          </table:table-cell>
          <table:table-cell office:value-type="float" office:value="100000000" calcext:value-type="float">
            <text:p>100.000.000</text:p>
          </table:table-cell>
          <table:table-cell table:style-name="ce3" table:formula="of:=SUM([.B5:.D5])/3" office:value-type="float" office:value="1.3" calcext:value-type="float">
            <text:p>1,3</text:p>
          </table:table-cell>
          <table:table-cell table:style-name="ce16"/>
          <table:table-cell table:style-name="ce23" table:formula="of:=78/60" office:value-type="float" office:value="1.3" calcext:value-type="float">
            <text:p>1,3</text:p>
          </table:table-cell>
          <table:table-cell table:style-name="ce17" table:formula="of:=78/60" office:value-type="float" office:value="1.3" calcext:value-type="float">
            <text:p>1,3</text:p>
          </table:table-cell>
          <table:table-cell table:style-name="ce17" table:formula="of:=78/60" office:value-type="float" office:value="1.3" calcext:value-type="float">
            <text:p>1,3</text:p>
          </table:table-cell>
          <table:table-cell table:style-name="ce29" office:value-type="float" office:value="100000000" calcext:value-type="float">
            <text:p>100.000.000</text:p>
          </table:table-cell>
          <table:table-cell table:style-name="ce33" table:formula="of:=SUM([.H5:.J5])/3" office:value-type="float" office:value="1.3" calcext:value-type="float">
            <text:p>1,3</text:p>
          </table:table-cell>
        </table:table-row>
        <table:table-row table:style-name="ro2">
          <table:table-cell/>
          <table:table-cell table:formula="of:=852/60" office:value-type="float" office:value="14.2" calcext:value-type="float">
            <text:p>14,2</text:p>
          </table:table-cell>
          <table:table-cell table:formula="of:=866/60" office:value-type="float" office:value="14.4333333333333" calcext:value-type="float">
            <text:p>14,4333333333</text:p>
          </table:table-cell>
          <table:table-cell table:formula="of:=853/60" office:value-type="float" office:value="14.2166666666667" calcext:value-type="float">
            <text:p>14,2166666667</text:p>
          </table:table-cell>
          <table:table-cell office:value-type="float" office:value="1000000000" calcext:value-type="float">
            <text:p>1.000.000.000</text:p>
          </table:table-cell>
          <table:table-cell table:style-name="ce3" table:formula="of:=SUM([.B6:.D6])/3" office:value-type="float" office:value="14.2833333333333" calcext:value-type="float">
            <text:p>14,2833333333</text:p>
          </table:table-cell>
          <table:table-cell table:style-name="ce16"/>
          <table:table-cell table:style-name="ce24" table:formula="of:=852/60" office:value-type="float" office:value="14.2" calcext:value-type="float">
            <text:p>14,2</text:p>
          </table:table-cell>
          <table:table-cell table:style-name="ce27" table:formula="of:=866/60" office:value-type="float" office:value="14.4333333333333" calcext:value-type="float">
            <text:p>14,4333333333</text:p>
          </table:table-cell>
          <table:table-cell table:style-name="ce27" table:formula="of:=853/60" office:value-type="float" office:value="14.2166666666667" calcext:value-type="float">
            <text:p>14,2166666667</text:p>
          </table:table-cell>
          <table:table-cell table:style-name="ce30" office:value-type="float" office:value="1000000000" calcext:value-type="float">
            <text:p>1.000.000.000</text:p>
          </table:table-cell>
          <table:table-cell table:style-name="ce34" table:formula="of:=SUM([.H6:.J6])/3" office:value-type="float" office:value="14.2833333333333" calcext:value-type="float">
            <text:p>14,2833333333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15"/>
          <table:table-cell table:style-name="ce16" table:number-columns-repeated="2"/>
          <table:table-cell table:number-columns-repeated="3"/>
          <table:table-cell table:style-name="ce15"/>
          <table:table-cell table:style-name="ce16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Ordenado crescente)</text:p>
          </table:table-cell>
          <table:covered-table-cell table:number-columns-repeated="2"/>
          <table:covered-table-cell table:style-name="ce1"/>
          <table:covered-table-cell table:style-name="ce3"/>
          <table:table-cell table:style-name="ce16"/>
          <table:table-cell table:style-name="ce21" office:value-type="string" calcext:value-type="string" table:number-columns-spanned="5" table:number-rows-spanned="1">
            <text:p>HEAPSORT(Ordenado crescente)</text:p>
          </table:table-cell>
          <table:covered-table-cell table:number-columns-repeated="2" table:style-name="ce25"/>
          <table:covered-table-cell table:style-name="ce28"/>
          <table:covered-table-cell table:style-name="ce31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  <table:table-cell table:style-name="ce16"/>
          <table:table-cell table:style-name="ce22" office:value-type="string" calcext:value-type="string">
            <text:p>TEMPO 1 (MINUTOS)</text:p>
          </table:table-cell>
          <table:table-cell table:style-name="ce26" office:value-type="string" calcext:value-type="string">
            <text:p>TEMPO 2 (MINUTOS)</text:p>
          </table:table-cell>
          <table:table-cell table:style-name="ce20" office:value-type="string" calcext:value-type="string">
            <text:p>TEMPO 3 (MINUTOS)</text:p>
          </table:table-cell>
          <table:table-cell table:style-name="ce20" office:value-type="string" calcext:value-type="string">
            <text:p>TAMANHO</text:p>
          </table:table-cell>
          <table:table-cell table:style-name="ce32" office:value-type="string" calcext:value-type="string">
            <text:p>TEMPO(MINUTOS)</text:p>
          </table:table-cell>
        </table:table-row>
        <table:table-row table:style-name="ro2">
          <table:table-cell/>
          <table:table-cell table:formula="of:=7/60" office:value-type="float" office:value="0.116666666666667" calcext:value-type="float">
            <text:p>0,1166666667</text:p>
          </table:table-cell>
          <table:table-cell table:formula="of:=7/60" office:value-type="float" office:value="0.116666666666667" calcext:value-type="float">
            <text:p>0,1166666667</text:p>
          </table:table-cell>
          <table:table-cell table:formula="of:=6/60" office:value-type="float" office:value="0.1" calcext:value-type="float">
            <text:p>0,1</text:p>
          </table:table-cell>
          <table:table-cell office:value-type="float" office:value="10000000" calcext:value-type="float">
            <text:p>10.000.000</text:p>
          </table:table-cell>
          <table:table-cell table:style-name="ce3" table:formula="of:=SUM([.B12:.D12])/3" office:value-type="float" office:value="0.111111111111111" calcext:value-type="float">
            <text:p>0,1111111111</text:p>
          </table:table-cell>
          <table:table-cell table:style-name="ce20"/>
          <table:table-cell table:style-name="ce23" table:formula="of:=7/60" office:value-type="float" office:value="0.116666666666667" calcext:value-type="float">
            <text:p>0,1166666667</text:p>
          </table:table-cell>
          <table:table-cell table:style-name="ce17" table:formula="of:=7/60" office:value-type="float" office:value="0.116666666666667" calcext:value-type="float">
            <text:p>0,1166666667</text:p>
          </table:table-cell>
          <table:table-cell table:style-name="ce17" table:formula="of:=6/60" office:value-type="float" office:value="0.1" calcext:value-type="float">
            <text:p>0,1</text:p>
          </table:table-cell>
          <table:table-cell table:style-name="ce29" office:value-type="float" office:value="10000000" calcext:value-type="float">
            <text:p>10.000.000</text:p>
          </table:table-cell>
          <table:table-cell table:style-name="ce33" table:formula="of:=SUM([.H12:.J12])/3" office:value-type="float" office:value="0.111111111111111" calcext:value-type="float">
            <text:p>0,1111111111</text:p>
          </table:table-cell>
        </table:table-row>
        <table:table-row table:style-name="ro2">
          <table:table-cell/>
          <table:table-cell table:formula="of:=75/60" office:value-type="float" office:value="1.25" calcext:value-type="float">
            <text:p>1,25</text:p>
          </table:table-cell>
          <table:table-cell table:formula="of:=74/60" office:value-type="float" office:value="1.23333333333333" calcext:value-type="float">
            <text:p>1,2333333333</text:p>
          </table:table-cell>
          <table:table-cell table:formula="of:=74/60" office:value-type="float" office:value="1.23333333333333" calcext:value-type="float">
            <text:p>1,2333333333</text:p>
          </table:table-cell>
          <table:table-cell office:value-type="float" office:value="100000000" calcext:value-type="float">
            <text:p>100.000.000</text:p>
          </table:table-cell>
          <table:table-cell table:style-name="ce3" table:formula="of:=SUM([.B13:.D13])/3" office:value-type="float" office:value="1.23888888888889" calcext:value-type="float">
            <text:p>1,2388888889</text:p>
          </table:table-cell>
          <table:table-cell table:style-name="ce17"/>
          <table:table-cell table:style-name="ce23" table:formula="of:=75/60" office:value-type="float" office:value="1.25" calcext:value-type="float">
            <text:p>1,25</text:p>
          </table:table-cell>
          <table:table-cell table:style-name="ce17" table:formula="of:=74/60" office:value-type="float" office:value="1.23333333333333" calcext:value-type="float">
            <text:p>1,2333333333</text:p>
          </table:table-cell>
          <table:table-cell table:style-name="ce17" table:formula="of:=74/60" office:value-type="float" office:value="1.23333333333333" calcext:value-type="float">
            <text:p>1,2333333333</text:p>
          </table:table-cell>
          <table:table-cell table:style-name="ce29" office:value-type="float" office:value="100000000" calcext:value-type="float">
            <text:p>100.000.000</text:p>
          </table:table-cell>
          <table:table-cell table:style-name="ce33" table:formula="of:=SUM([.H13:.J13])/3" office:value-type="float" office:value="1.23888888888889" calcext:value-type="float">
            <text:p>1,2388888889</text:p>
          </table:table-cell>
        </table:table-row>
        <table:table-row table:style-name="ro2">
          <table:table-cell/>
          <table:table-cell table:formula="of:=857/60" office:value-type="float" office:value="14.2833333333333" calcext:value-type="float">
            <text:p>14,2833333333</text:p>
          </table:table-cell>
          <table:table-cell table:formula="of:=858/60" office:value-type="float" office:value="14.3" calcext:value-type="float">
            <text:p>14,3</text:p>
          </table:table-cell>
          <table:table-cell table:formula="of:=856/60" office:value-type="float" office:value="14.2666666666667" calcext:value-type="float">
            <text:p>14,2666666667</text:p>
          </table:table-cell>
          <table:table-cell office:value-type="float" office:value="1000000000" calcext:value-type="float">
            <text:p>1.000.000.000</text:p>
          </table:table-cell>
          <table:table-cell table:style-name="ce3" table:formula="of:=(SUM([.B14:.D14]))/3" office:value-type="float" office:value="14.2833333333333" calcext:value-type="float">
            <text:p>14,2833333333</text:p>
          </table:table-cell>
          <table:table-cell table:style-name="ce17"/>
          <table:table-cell table:style-name="ce24" table:formula="of:=857/60" office:value-type="float" office:value="14.2833333333333" calcext:value-type="float">
            <text:p>14,2833333333</text:p>
          </table:table-cell>
          <table:table-cell table:style-name="ce27" table:formula="of:=858/60" office:value-type="float" office:value="14.3" calcext:value-type="float">
            <text:p>14,3</text:p>
          </table:table-cell>
          <table:table-cell table:style-name="ce27" table:formula="of:=856/60" office:value-type="float" office:value="14.2666666666667" calcext:value-type="float">
            <text:p>14,2666666667</text:p>
          </table:table-cell>
          <table:table-cell table:style-name="ce30" office:value-type="float" office:value="1000000000" calcext:value-type="float">
            <text:p>1.000.000.000</text:p>
          </table:table-cell>
          <table:table-cell table:style-name="ce34" table:formula="of:=(SUM([.H14:.J14]))/3" office:value-type="float" office:value="14.2833333333333" calcext:value-type="float">
            <text:p>14,2833333333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17" table:number-columns-repeated="3"/>
          <table:table-cell table:number-columns-repeated="3"/>
          <table:table-cell table:style-name="ce17" table:number-columns-repeated="2"/>
        </table:table-row>
        <table:table-row table:style-name="ro2">
          <table:table-cell/>
          <table:table-cell table:style-name="Default" table:number-columns-repeated="3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</table:table-row>
        <table:table-row table:style-name="ro2">
          <table:table-cell/>
          <table:table-cell table:style-name="Default" table:number-columns-repeated="3"/>
          <table:table-cell table:style-name="ce16" table:number-columns-repeated="3"/>
          <table:table-cell table:number-columns-repeated="3"/>
          <table:table-cell table:style-name="ce16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HEAPSORT(90% dos elementos repetidos)</text:p>
          </table:table-cell>
          <table:covered-table-cell table:number-columns-repeated="2"/>
          <table:covered-table-cell table:style-name="ce1"/>
          <table:covered-table-cell table:style-name="ce3"/>
          <table:table-cell/>
          <table:table-cell table:style-name="ce21" office:value-type="string" calcext:value-type="string" table:number-columns-spanned="5" table:number-rows-spanned="1">
            <text:p>HEAPSORT(90% dos elementos repetidos)</text:p>
          </table:table-cell>
          <table:covered-table-cell table:number-columns-repeated="2" table:style-name="ce25"/>
          <table:covered-table-cell table:style-name="ce28"/>
          <table:covered-table-cell table:style-name="ce31"/>
        </table:table-row>
        <table:table-row table:style-name="ro2">
          <table:table-cell/>
          <table:table-cell table:style-name="ce2" office:value-type="string" calcext:value-type="string">
            <text:p>TEMPO 1 (MINUTOS)</text:p>
          </table:table-cell>
          <table:table-cell table:style-name="ce2" office:value-type="string" calcext:value-type="string">
            <text:p>TEMPO 2 (MINUTOS)</text:p>
          </table:table-cell>
          <table:table-cell table:style-name="ce2" office:value-type="string" calcext:value-type="string">
            <text:p>TEMPO 3 (MINUTOS)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TEMPO(MINUTOS)</text:p>
          </table:table-cell>
          <table:table-cell/>
          <table:table-cell table:style-name="ce22" office:value-type="string" calcext:value-type="string">
            <text:p>TEMPO 1 (MINUTOS)</text:p>
          </table:table-cell>
          <table:table-cell table:style-name="ce26" office:value-type="string" calcext:value-type="string">
            <text:p>TEMPO 2 (MINUTOS)</text:p>
          </table:table-cell>
          <table:table-cell table:style-name="ce20" office:value-type="string" calcext:value-type="string">
            <text:p>TEMPO 3 (MINUTOS)</text:p>
          </table:table-cell>
          <table:table-cell table:style-name="ce20" office:value-type="string" calcext:value-type="string">
            <text:p>TAMANHO</text:p>
          </table:table-cell>
          <table:table-cell table:style-name="ce32" office:value-type="string" calcext:value-type="string">
            <text:p>TEMPO(MINUTOS)</text:p>
          </table:table-cell>
        </table:table-row>
        <table:table-row table:style-name="ro2">
          <table:table-cell/>
          <table:table-cell table:formula="of:=2/60" office:value-type="float" office:value="0.0333333333333333" calcext:value-type="float">
            <text:p>0,0333333333</text:p>
          </table:table-cell>
          <table:table-cell table:formula="of:=2/60" office:value-type="float" office:value="0.0333333333333333" calcext:value-type="float">
            <text:p>0,0333333333</text:p>
          </table:table-cell>
          <table:table-cell table:formula="of:=2/60" office:value-type="float" office:value="0.0333333333333333" calcext:value-type="float">
            <text:p>0,0333333333</text:p>
          </table:table-cell>
          <table:table-cell office:value-type="float" office:value="10000000" calcext:value-type="float">
            <text:p>10.000.000</text:p>
          </table:table-cell>
          <table:table-cell table:style-name="ce3" table:formula="of:=SUM([.B20:.D20])/3" office:value-type="float" office:value="0.0333333333333333" calcext:value-type="float">
            <text:p>0,0333333333</text:p>
          </table:table-cell>
          <table:table-cell/>
          <table:table-cell table:style-name="ce23" table:formula="of:=2/60" office:value-type="float" office:value="0.0333333333333333" calcext:value-type="float">
            <text:p>0,0333333333</text:p>
          </table:table-cell>
          <table:table-cell table:style-name="ce17" table:formula="of:=2/60" office:value-type="float" office:value="0.0333333333333333" calcext:value-type="float">
            <text:p>0,0333333333</text:p>
          </table:table-cell>
          <table:table-cell table:style-name="ce17" table:formula="of:=2/60" office:value-type="float" office:value="0.0333333333333333" calcext:value-type="float">
            <text:p>0,0333333333</text:p>
          </table:table-cell>
          <table:table-cell table:style-name="ce29" office:value-type="float" office:value="10000000" calcext:value-type="float">
            <text:p>10.000.000</text:p>
          </table:table-cell>
          <table:table-cell table:style-name="ce33" table:formula="of:=SUM([.H20:.J20])/3" office:value-type="float" office:value="0.0333333333333333" calcext:value-type="float">
            <text:p>0,0333333333</text:p>
          </table:table-cell>
        </table:table-row>
        <table:table-row table:style-name="ro2">
          <table:table-cell/>
          <table:table-cell table:formula="of:=78/60" office:value-type="float" office:value="1.3" calcext:value-type="float">
            <text:p>1,3</text:p>
          </table:table-cell>
          <table:table-cell table:formula="of:=77/60" office:value-type="float" office:value="1.28333333333333" calcext:value-type="float">
            <text:p>1,2833333333</text:p>
          </table:table-cell>
          <table:table-cell table:formula="of:=77/60" office:value-type="float" office:value="1.28333333333333" calcext:value-type="float">
            <text:p>1,2833333333</text:p>
          </table:table-cell>
          <table:table-cell office:value-type="float" office:value="100000000" calcext:value-type="float">
            <text:p>100.000.000</text:p>
          </table:table-cell>
          <table:table-cell table:style-name="ce3" table:formula="of:=SUM([.B21:.D21])/3" office:value-type="float" office:value="1.28888888888889" calcext:value-type="float">
            <text:p>1,2888888889</text:p>
          </table:table-cell>
          <table:table-cell/>
          <table:table-cell table:style-name="ce23" table:formula="of:=78/60" office:value-type="float" office:value="1.3" calcext:value-type="float">
            <text:p>1,3</text:p>
          </table:table-cell>
          <table:table-cell table:style-name="ce17" table:formula="of:=77/60" office:value-type="float" office:value="1.28333333333333" calcext:value-type="float">
            <text:p>1,2833333333</text:p>
          </table:table-cell>
          <table:table-cell table:style-name="ce17" table:formula="of:=77/60" office:value-type="float" office:value="1.28333333333333" calcext:value-type="float">
            <text:p>1,2833333333</text:p>
          </table:table-cell>
          <table:table-cell table:style-name="ce29" office:value-type="float" office:value="100000000" calcext:value-type="float">
            <text:p>100.000.000</text:p>
          </table:table-cell>
          <table:table-cell table:style-name="ce33" table:formula="of:=SUM([.H21:.J21])/3" office:value-type="float" office:value="1.28888888888889" calcext:value-type="float">
            <text:p>1,2888888889</text:p>
          </table:table-cell>
        </table:table-row>
        <table:table-row table:style-name="ro2">
          <table:table-cell/>
          <table:table-cell table:formula="of:=864/60" office:value-type="float" office:value="14.4" calcext:value-type="float">
            <text:p>14,4</text:p>
          </table:table-cell>
          <table:table-cell table:formula="of:=861/60" office:value-type="float" office:value="14.35" calcext:value-type="float">
            <text:p>14,35</text:p>
          </table:table-cell>
          <table:table-cell table:formula="of:=862/60" office:value-type="float" office:value="14.3666666666667" calcext:value-type="float">
            <text:p>14,3666666667</text:p>
          </table:table-cell>
          <table:table-cell office:value-type="float" office:value="1000000000" calcext:value-type="float">
            <text:p>1.000.000.000</text:p>
          </table:table-cell>
          <table:table-cell table:style-name="ce3" table:formula="of:=(SUM([.B22:.D22]))/3" office:value-type="float" office:value="14.3722222222222" calcext:value-type="float">
            <text:p>14,3722222222</text:p>
          </table:table-cell>
          <table:table-cell/>
          <table:table-cell table:style-name="ce24" table:formula="of:=864/60" office:value-type="float" office:value="14.4" calcext:value-type="float">
            <text:p>14,4</text:p>
          </table:table-cell>
          <table:table-cell table:style-name="ce27" table:formula="of:=861/60" office:value-type="float" office:value="14.35" calcext:value-type="float">
            <text:p>14,35</text:p>
          </table:table-cell>
          <table:table-cell table:style-name="ce27" table:formula="of:=862/60" office:value-type="float" office:value="14.3666666666667" calcext:value-type="float">
            <text:p>14,3666666667</text:p>
          </table:table-cell>
          <table:table-cell table:style-name="ce30" office:value-type="float" office:value="1000000000" calcext:value-type="float">
            <text:p>1.000.000.000</text:p>
          </table:table-cell>
          <table:table-cell table:style-name="ce34" table:formula="of:=(SUM([.H22:.J22]))/3" office:value-type="float" office:value="14.3722222222222" calcext:value-type="float">
            <text:p>14,3722222222</text:p>
          </table:table-cell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ALEATÓRIO</text:p>
          </table:table-cell>
          <table:covered-table-cell table:number-columns-repeated="3" table:style-name="ce5"/>
          <table:table-cell table:number-columns-repeated="7"/>
        </table:table-row>
        <table:table-row table:style-name="ro2">
          <table:table-cell/>
          <table:table-cell table:style-name="ce5"/>
          <table:table-cell table:style-name="ce10" office:value-type="float" office:value="10000000" calcext:value-type="float">
            <text:p>10.000.000</text:p>
          </table:table-cell>
          <table:table-cell table:style-name="ce10" office:value-type="float" office:value="100000000" calcext:value-type="float">
            <text:p>100.000.000</text:p>
          </table:table-cell>
          <table:table-cell table:style-name="ce10" office:value-type="float" office:value="1000000000" calcext:value-type="float">
            <text:p>1.000.000.000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HEPSORT</text:p>
          </table:table-cell>
          <table:table-cell table:style-name="ce11" table:formula="of:=[.F4]" office:value-type="float" office:value="0.116666666666667" calcext:value-type="float">
            <text:p>0,1166666667</text:p>
          </table:table-cell>
          <table:table-cell table:style-name="ce5" table:formula="of:=[.F5]" office:value-type="float" office:value="1.3" calcext:value-type="float">
            <text:p>1,3</text:p>
          </table:table-cell>
          <table:table-cell table:style-name="ce5" table:formula="of:=[.F6]" office:value-type="float" office:value="14.2833333333333" calcext:value-type="float">
            <text:p>14,2833333333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QUICKSORT</text:p>
          </table:table-cell>
          <table:table-cell table:style-name="ce5" table:number-columns-repeated="3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ce7" office:value-type="string" calcext:value-type="string" table:number-columns-spanned="4" table:number-rows-spanned="1">
            <text:p>CRESCENTE</text:p>
          </table:table-cell>
          <table:covered-table-cell table:number-columns-repeated="3" table:style-name="ce8"/>
          <table:table-cell table:number-columns-repeated="7"/>
        </table:table-row>
        <table:table-row table:style-name="ro2">
          <table:table-cell/>
          <table:table-cell table:style-name="ce8"/>
          <table:table-cell table:style-name="ce12" office:value-type="float" office:value="10000000" calcext:value-type="float">
            <text:p>10.000.000</text:p>
          </table:table-cell>
          <table:table-cell table:style-name="ce12" office:value-type="float" office:value="100000000" calcext:value-type="float">
            <text:p>100.000.000</text:p>
          </table:table-cell>
          <table:table-cell table:style-name="ce12" office:value-type="float" office:value="1000000000" calcext:value-type="float">
            <text:p>1.000.000.00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HEPSORT</text:p>
          </table:table-cell>
          <table:table-cell table:formula="of:=[.F12]" office:value-type="float" office:value="0.111111111111111" calcext:value-type="float">
            <text:p>0,1111111111</text:p>
          </table:table-cell>
          <table:table-cell table:style-name="ce8" table:formula="of:=[.F13]" office:value-type="float" office:value="1.23888888888889" calcext:value-type="float">
            <text:p>1,2388888889</text:p>
          </table:table-cell>
          <table:table-cell table:style-name="ce8" table:formula="of:=[.F14]" office:value-type="float" office:value="14.2833333333333" calcext:value-type="float">
            <text:p>14,2833333333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QUICKSORT</text:p>
          </table:table-cell>
          <table:table-cell table:style-name="ce8" table:number-columns-repeated="3"/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90% VALORES REPETIDOS</text:p>
          </table:table-cell>
          <table:covered-table-cell table:number-columns-repeated="3" table:style-name="ce8"/>
          <table:table-cell table:number-columns-repeated="7"/>
        </table:table-row>
        <table:table-row table:style-name="ro2">
          <table:table-cell/>
          <table:table-cell table:style-name="ce8"/>
          <table:table-cell table:style-name="ce12" office:value-type="float" office:value="10000000" calcext:value-type="float">
            <text:p>10.000.000</text:p>
          </table:table-cell>
          <table:table-cell table:style-name="ce12" office:value-type="float" office:value="100000000" calcext:value-type="float">
            <text:p>100.000.000</text:p>
          </table:table-cell>
          <table:table-cell table:style-name="ce12" office:value-type="float" office:value="1000000000" calcext:value-type="float">
            <text:p>1.000.000.00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HEPSORT</text:p>
          </table:table-cell>
          <table:table-cell table:formula="of:=[.F20]" office:value-type="float" office:value="0.0333333333333333" calcext:value-type="float">
            <text:p>0,0333333333</text:p>
          </table:table-cell>
          <table:table-cell table:style-name="ce8" table:formula="of:=[.F21]" office:value-type="float" office:value="1.28888888888889" calcext:value-type="float">
            <text:p>1,2888888889</text:p>
          </table:table-cell>
          <table:table-cell table:style-name="ce8" table:formula="of:=[.F22]" office:value-type="float" office:value="14.3722222222222" calcext:value-type="float">
            <text:p>14,3722222222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QUICKSORT</text:p>
          </table:table-cell>
          <table:table-cell table:style-name="ce8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3:49:45.74816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0:50:53.457913174</meta:creation-date>
    <dc:date>2016-09-26T14:43:01.349996525</dc:date>
    <meta:editing-duration>PT1H51M1S</meta:editing-duration>
    <meta:editing-cycles>38</meta:editing-cycles>
    <meta:generator>LibreOffice/5.1.5.2$Linux_X86_64 LibreOffice_project/10$Build-2</meta:generator>
    <meta:document-statistic meta:table-count="1" meta:cell-count="153" meta:object-count="0"/>
  </office:meta>
</office:document-meta>
</file>